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text-properties officeooo:paragraph-rsid="0023d39c"/>
    </style:style>
    <style:style style:name="P6" style:family="paragraph" style:parent-style-name="Standard">
      <style:text-properties officeooo:paragraph-rsid="0023d39c" fo:background-color="#ffff00"/>
    </style:style>
    <style:style style:name="P7" style:family="paragraph" style:parent-style-name="Standard">
      <style:text-properties officeooo:rsid="0025969b" officeooo:paragraph-rsid="0025969b" fo:background-color="#ffff00"/>
    </style:style>
    <style:style style:name="P8" style:family="paragraph" style:parent-style-name="Standard">
      <style:text-properties officeooo:paragraph-rsid="0025969b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259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3">¿Cuál es la función principal de un conector USB?</text:p>
      <text:p text:style-name="P3">a) Transmitir señales de radio.</text:p>
      <text:p text:style-name="P6">b) Conectar dispositivos para la transferencia de datos y energía.</text:p>
      <text:p text:style-name="P3">c) Reproducir audio en altavoces.</text:p>
      <text:p text:style-name="P3">d) Capturar imágenes con una cámara.</text:p>
      <text:p text:style-name="P8"><text:span text:style-name="T6">F: </text:span><text:a xlink:type="simple" xlink:href="https://www.profesionalreview.com/2021/04/10/conector-usb/" text:style-name="Internet_20_link" text:visited-style-name="Visited_20_Internet_20_Link">▷ Conector USB: qué es, tipos, velocidades y los mejores usos ⭐️ 2024 (profesionalreview.com)</text:a> </text:p>
      <text:p text:style-name="P3">¿Cuál es la velocidad de transferencia de datos del estándar USB 2.0?</text:p>
      <text:p text:style-name="P6">a) 480 Mbps.</text:p>
      <text:p text:style-name="P3">b) 5 Gbps.</text:p>
      <text:p text:style-name="P3">c) 12 Mbps.</text:p>
      <text:p text:style-name="P3">d) 1 Gbps.</text:p>
      <text:p text:style-name="P8"><text:span text:style-name="T6">F: </text:span><text:a xlink:type="simple" xlink:href="https://www.xataka.com/basics/tipos-usb-estandares-conectores-caracteristicas-cada-uno" text:style-name="Internet_20_link" text:visited-style-name="Visited_20_Internet_20_Link">Tipos de USB: estándares, conectores y características de cada uno (xataka.com)</text:a> </text:p>
      <text:p text:style-name="P3">¿Qué tipo de conector se utiliza comúnmente para cargar dispositivos móviles, como smartphones y tabletas?</text:p>
      <text:p text:style-name="P3">a) USB Type-A.</text:p>
      <text:p text:style-name="P3">b) USB Type-B.</text:p>
      <text:p text:style-name="P3">c) USB Micro-B.</text:p>
      <text:p text:style-name="P6">d) USB-C.</text:p>
      <text:p text:style-name="P8"><text:span text:style-name="T6">F.</text:span><text:a xlink:type="simple" xlink:href="https://www.androidauthority.com/different-types-of-usb-cables-804432/" text:style-name="Internet_20_link" text:visited-style-name="Visited_20_Internet_20_Link">Types of USB cables: Here's what you need to know - Android Authority</text:a> </text:p>
      <text:p text:style-name="P3">¿Cuál es la principal ventaja del conector USB-C en comparación con otros conectores USB?</text:p>
      <text:p text:style-name="P7">a) Es más pequeño y reversible.</text:p>
      <text:p text:style-name="P3">b) Tiene mayor velocidad de transferencia.</text:p>
      <text:p text:style-name="P3">c) Solo se utiliza en dispositivos Apple.</text:p>
      <text:p text:style-name="P3">d) No requiere energía para la transferencia de datos.</text:p>
      <text:p text:style-name="P8"><text:span text:style-name="T6">F:</text:span><text:a xlink:type="simple" xlink:href="https://www.xataka.com/basics/usb-type-c-que-exactamente-que-se-diferencia-resto" text:style-name="Internet_20_link" text:visited-style-name="Visited_20_Internet_20_Link">USB Type C: qué es exactamente y en qué se diferencia del resto (xataka.com)</text:a> </text:p>
      <text:p text:style-name="P3">¿Cuál de los siguientes dispositivos suele utilizar un conector USB Mini-B?</text:p>
      <text:p text:style-name="P3">a) Impresoras.</text:p>
      <text:p text:style-name="P6">b) Cámaras digitales.</text:p>
      <text:p text:style-name="P3">c) Ratones.</text:p>
      <text:p text:style-name="P3">d) Teclados.</text:p>
      <text:p text:style-name="P8"><text:span text:style-name="T6">F: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8"/>
      <text:p text:style-name="P3">¿Qué significa la sigla "USB" en inglés?</text:p>
      <text:p text:style-name="P6">a) Universal Serial Bus.</text:p>
      <text:p text:style-name="P3">b) United States of Bluetooth.</text:p>
      <text:p text:style-name="P3">c) Ultra Speed Connector.</text:p>
      <text:p text:style-name="P3">d) Underlying System Backup.</text:p>
      <text:p text:style-name="P8"><text:span text:style-name="T6">F:</text:span><text:a xlink:type="simple" xlink:href="https://en.wikipedia.org/wiki/USB" text:style-name="Internet_20_link" text:visited-style-name="Visited_20_Internet_20_Link">USB - Wikipedia</text:a> </text:p>
      <text:p text:style-name="P3">¿Qué versión de USB introdujo el conector USB Type-C por primera vez?</text:p>
      <text:p text:style-name="P3">a) USB 1.1.</text:p>
      <text:p text:style-name="P3">b) USB 2.0.</text:p>
      <text:p text:style-name="P3">c) USB 3.0.</text:p>
      <text:p text:style-name="P6"><text:soft-page-break/>d) USB 3.1.</text:p>
      <text:p text:style-name="P8"><text:span text:style-name="T6">F:</text:span><text:a xlink:type="simple" xlink:href="https://en.wikipedia.org/wiki/USB-C" text:style-name="Internet_20_link" text:visited-style-name="Visited_20_Internet_20_Link">USB-C - Wikipedia</text:a> </text:p>
      <text:p text:style-name="P3">¿Cuál es la función principal del protocolo USB Power Delivery (USB PD)?</text:p>
      <text:p text:style-name="P3">a) Mejorar la velocidad de transferencia de datos.</text:p>
      <text:p text:style-name="P6">b) Proporcionar energía para la carga rápida de dispositivos.</text:p>
      <text:p text:style-name="P3">c) Conectar periféricos de audio.</text:p>
      <text:p text:style-name="P3">d) Facilitar la conexión inalámbrica.</text:p>
      <text:p text:style-name="P8"><text:span text:style-name="T6">F:</text:span><text:a xlink:type="simple" xlink:href="https://www.xatakamovil.com/movil-y-sociedad/estandar-carga-power-delivery-usb-pd-guia-a-fondo-que-como-funciona-que-importante-para-futuro" text:style-name="Internet_20_link" text:visited-style-name="Visited_20_Internet_20_Link">USB-PD Power Delivery: guía a fondo, qué es, como funciona y por qué es importante para la carga de tu móvil en el futuro (xatakamovil.com)</text:a> </text:p>
      <text:p text:style-name="P3">¿Cuántos pines tiene un conector USB Type-A estándar?</text:p>
      <text:p text:style-name="P6">a) 4.</text:p>
      <text:p text:style-name="P3">b) 6.</text:p>
      <text:p text:style-name="P3">c) 8.</text:p>
      <text:p text:style-name="P3">d) 12.</text:p>
      <text:p text:style-name="P8"><text:span text:style-name="T6">F: 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3">¿Qué tipo de conector se utiliza comúnmente para conectar impresoras y escáneres a una computadora?</text:p>
      <text:p text:style-name="P3">a) USB Type-C.</text:p>
      <text:p text:style-name="P3">b) USB Mini-B.</text:p>
      <text:p text:style-name="P3">c) USB Type-A.</text:p>
      <text:p text:style-name="P6">d) USB Type-B.</text:p>
      <text:p text:style-name="P3"/>
      <text:p text:style-name="P3">¿Cuál es la función del conector USB OTG (On-The-Go)?</text:p>
      <text:p text:style-name="P6">a) Conectar dispositivos USB directamente entre sí sin necesidad de una computadora.</text:p>
      <text:p text:style-name="P3">b) Optimizar la velocidad de conexión a Internet.</text:p>
      <text:p text:style-name="P3">c) Mejorar la calidad de audio en dispositivos USB.</text:p>
      <text:p text:style-name="P3">d) Proporcionar energía a dispositivos externos.</text:p>
      <text:p text:style-name="P3"/>
      <text:p text:style-name="P3">¿Cuál es la velocidad de transferencia de datos del estándar USB 3.0?</text:p>
      <text:p text:style-name="P3">a) 480 Mbps.</text:p>
      <text:p text:style-name="P6">b) 5 Gbps.</text:p>
      <text:p text:style-name="P3">c) 12 Mbps.</text:p>
      <text:p text:style-name="P3">d) 1 Gbps.</text:p>
      <text:p text:style-name="P3"/>
      <text:p text:style-name="P3">¿Cuál es la característica principal de un cable USB 3.1 Gen 2?</text:p>
      <text:p text:style-name="P6">a) Mayor velocidad de transferencia.</text:p>
      <text:p text:style-name="P3">b) Menor compatibilidad con dispositivos antiguos.</text:p>
      <text:p text:style-name="P3">c) Conector más grande.</text:p>
      <text:p text:style-name="P3">d) Solo compatible con dispositivos Apple.</text:p>
      <text:p text:style-name="P3"/>
      <text:p text:style-name="P3">¿Cuál de las siguientes afirmaciones es verdadera sobre USB 3.2?</text:p>
      <text:p text:style-name="P6">a) Introduce velocidades de transferencia de hasta 10 Gbps.</text:p>
      <text:p text:style-name="P3">b) Es una versión más antigua que USB 2.0.</text:p>
      <text:p text:style-name="P3">c) Utiliza únicamente conectores USB Type-A.</text:p>
      <text:p text:style-name="P3">d) No es compatible con la carga de dispositivos.</text:p>
      <text:p text:style-name="P3"/>
      <text:p text:style-name="P3"><text:soft-page-break/>¿Qué tipo de conector se utiliza comúnmente para conectar dispositivos de almacenamiento externo, como discos duros?</text:p>
      <text:p text:style-name="P6">a) USB Type-A.</text:p>
      <text:p text:style-name="P3">b) USB Type-B.</text:p>
      <text:p text:style-name="P3">c) USB Micro-B.</text:p>
      <text:p text:style-name="P3">d) USB-C.</text:p>
      <text:p text:style-name="P3"/>
      <text:p text:style-name="P3">¿Cuántos conductores tiene un cable USB 2.0 estándar?</text:p>
      <text:p text:style-name="P6">a) 2.</text:p>
      <text:p text:style-name="P3">b) 4.</text:p>
      <text:p text:style-name="P3">c) 6.</text:p>
      <text:p text:style-name="P3">d) 8.</text:p>
      <text:p text:style-name="P3"/>
      <text:p text:style-name="P3">¿Qué ventaja ofrece el conector USB Micro-B sobre el conector USB Mini-B?</text:p>
      <text:p text:style-name="P3">a) Mayor velocidad de transferencia.</text:p>
      <text:p text:style-name="P3">b) Mayor durabilidad.</text:p>
      <text:p text:style-name="P3">c) Reversibilidad.</text:p>
      <text:p text:style-name="P3">d) Menor tamaño.</text:p>
      <text:p text:style-name="P3"/>
      <text:p text:style-name="P3">¿En qué año se lanzó oficialmente el estándar USB 3.1?</text:p>
      <text:p text:style-name="P3">a) 2008.</text:p>
      <text:p text:style-name="P3">b) 2013.</text:p>
      <text:p text:style-name="P3">c) 2015.</text:p>
      <text:p text:style-name="P3">d) 2020.</text:p>
      <text:p text:style-name="P3"/>
      <text:p text:style-name="P3">¿Qué tipo de conector se utiliza comúnmente para conectar periféricos como teclados y ratones a una computadora?</text:p>
      <text:p text:style-name="P3">a) USB Type-A.</text:p>
      <text:p text:style-name="P3">b) USB Mini-B.</text:p>
      <text:p text:style-name="P3">c) USB Micro-B.</text:p>
      <text:p text:style-name="P3">d) USB Type-B.</text:p>
      <text:p text:style-name="P3"/>
      <text:p text:style-name="P3">¿Qué es el "USB Implementers Forum" (USB-IF)?</text:p>
      <text:p text:style-name="P3">a) Un grupo de usuarios de USB.</text:p>
      <text:p text:style-name="P3">b) Una organización que desarrolla y promueve el estándar USB.</text:p>
      <text:p text:style-name="P3">c) Un programa de software para mejorar la velocidad de conexión USB.</text:p>
      <text:p text:style-name="P3">d) Un dispositivo de almacenamiento USB de alta velocidad.</text:p>
      <text:p text:style-name="P3"/>
      <text:p text:style-name="P3">¿Cuál es la función principal del protocolo USB Audio Class?</text:p>
      <text:p text:style-name="P3">a) Mejorar la velocidad de transferencia de datos.</text:p>
      <text:p text:style-name="P3">b) Proporcionar energía para la carga rápida de dispositivos.</text:p>
      <text:p text:style-name="P3">c) Establecer estándares para la conexión de dispositivos de audio.</text:p>
      <text:p text:style-name="P3">d) Facilitar la conexión inalámbrica.</text:p>
      <text:p text:style-name="P3"/>
      <text:p text:style-name="P3">¿Qué versión de USB introdujo el conector USB Micro-B por primera vez?</text:p>
      <text:p text:style-name="P3">a) USB 1.1.</text:p>
      <text:p text:style-name="P3">b) USB 2.0.</text:p>
      <text:p text:style-name="P3"><text:soft-page-break/>c) USB 3.0.</text:p>
      <text:p text:style-name="P3">d) USB 3.1.</text:p>
      <text:p text:style-name="P3"/>
      <text:p text:style-name="P3">¿Cuál es la principal ventaja del conector USB Type-B en comparación con otros conectores USB?</text:p>
      <text:p text:style-name="P3">a) Es más pequeño y reversible.</text:p>
      <text:p text:style-name="P3">b) Tiene mayor velocidad de transferencia.</text:p>
      <text:p text:style-name="P3">c) Ofrece una conexión más segura para periféricos.</text:p>
      <text:p text:style-name="P3">d) No requiere energía para la transferencia de datos.</text:p>
      <text:p text:style-name="P3"/>
      <text:p text:style-name="P3">¿Qué tipo de conector se utiliza comúnmente en dispositivos Apple, como iPhones y iPads?</text:p>
      <text:p text:style-name="P3">a) USB Type-A.</text:p>
      <text:p text:style-name="P3">b) USB Micro-B.</text:p>
      <text:p text:style-name="P3">c) USB-C.</text:p>
      <text:p text:style-name="P3">d) Lightning.</text:p>
      <text:p text:style-name="P3"/>
      <text:p text:style-name="P3">¿Cuál es la longitud máxima recomendada para un cable USB 2.0 estándar sin pérdida significativa de rendimiento?</text:p>
      <text:p text:style-name="P3">a) 1 metro.</text:p>
      <text:p text:style-name="P3">b) 3 metros.</text:p>
      <text:p text:style-name="P3">c) 5 metros.</text:p>
      <text:p text:style-name="P3">d) 10 metros.</text:p>
      <text:p text:style-name="P3"/>
      <text:p text:style-name="P3">¿Cuál es la función del protocolo USB HID (Human Interface Device)?</text:p>
      <text:p text:style-name="P3">a) Mejorar la velocidad de transferencia de datos.</text:p>
      <text:p text:style-name="P3">b) Establecer estándares para la conexión de dispositivos de almacenamiento.</text:p>
      <text:p text:style-name="P3">c) Facilitar la conexión inalámbrica.</text:p>
      <text:p text:style-name="P3">d) Soportar dispositivos de entrada, como teclados y ratones.</text:p>
      <text:p text:style-name="P3"/>
      <text:p text:style-name="P3">¿Qué tipo de conector se utiliza comúnmente en impresoras y escáneres para la conexión a una computadora?</text:p>
      <text:p text:style-name="P3">a) USB Type-A.</text:p>
      <text:p text:style-name="P3">b) USB Micro-B.</text:p>
      <text:p text:style-name="P3">c) USB Type-B.</text:p>
      <text:p text:style-name="P3">d) USB-C.</text:p>
      <text:p text:style-name="P3"/>
      <text:p text:style-name="P3">¿Cuál es la principal diferencia entre USB 3.0 y USB 3.1?</text:p>
      <text:p text:style-name="P3">a) La velocidad de transferencia de datos.</text:p>
      <text:p text:style-name="P3">b) El tamaño del conector.</text:p>
      <text:p text:style-name="P3">c) La reversibilidad del conector.</text:p>
      <text:p text:style-name="P3">d) La compatibilidad con dispositivos Apple.</text:p>
      <text:p text:style-name="P3"/>
      <text:p text:style-name="P3">¿Cuál de las siguientes afirmaciones es correcta sobre USB 3.2?</text:p>
      <text:p text:style-name="P3">a) Introduce velocidades de transferencia de hasta 20 Gbps.</text:p>
      <text:p text:style-name="P3">b) Utiliza únicamente conectores USB Type-C.</text:p>
      <text:p text:style-name="P3">c) Es una versión más antigua que USB 2.0.</text:p>
      <text:p text:style-name="P3">d) No es compatible con la carga de dispositivos.</text:p>
      <text:p text:style-name="P3"/>
      <text:p text:style-name="P3"><text:soft-page-break/>¿Cuál es la función principal del protocolo USB Mass Storage Class (MSC)?</text:p>
      <text:p text:style-name="P3">a) Proporcionar energía para la carga rápida de dispositivos.</text:p>
      <text:p text:style-name="P3">b) Soportar dispositivos de entrada, como teclados y ratones.</text:p>
      <text:p text:style-name="P3">c) Establecer estándares para la conexión de dispositivos de almacenamiento.</text:p>
      <text:p text:style-name="P3">d) Facilitar la conexión inalámbr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2:00:43.188000000</dc:date>
    <meta:editing-duration>PT8H10M16S</meta:editing-duration>
    <meta:editing-cycles>13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64" meta:word-count="1095" meta:character-count="6534" meta:non-whitespace-character-count="5592"/>
  </office:meta>
</office:document-meta>
</file>